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fo:font-weight="bold" officeooo:rsid="0005438b" officeooo:paragraph-rsid="0005438b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7" style:family="paragraph" style:parent-style-name="Standard">
      <style:text-properties fo:font-size="16pt" fo:font-style="normal" fo:font-weight="bold" officeooo:rsid="000e7b28" officeooo:paragraph-rsid="000e7b28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5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08b5b6" officeooo:paragraph-rsid="0008b5b6"/>
    </style:style>
    <style:style style:name="P17" style:family="paragraph" style:parent-style-name="Standard">
      <style:text-properties fo:font-size="14pt" fo:font-style="italic" fo:font-weight="bold" officeooo:rsid="0005438b" officeooo:paragraph-rsid="0005438b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05438b" officeooo:paragraph-rsid="0008b5b6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05438b" officeooo:paragraph-rsid="000b4331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4pt" fo:font-style="normal" fo:font-weight="bold" officeooo:rsid="000e7b28" officeooo:paragraph-rsid="000e7b2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0f0718" officeooo:paragraph-rsid="000f0718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0f0718" officeooo:paragraph-rsid="000f071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0f0718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115914" officeooo:paragraph-rsid="0015474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weight="normal" officeooo:rsid="0005438b" officeooo:paragraph-rsid="0005438b" style:font-weight-asian="normal" style:font-weight-complex="normal"/>
    </style:style>
    <style:style style:name="P30" style:family="paragraph" style:parent-style-name="Standard">
      <style:text-properties fo:font-size="12pt" fo:font-style="normal" fo:font-weight="bold" officeooo:rsid="000e7b28" officeooo:paragraph-rsid="000e7b28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438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986bd"/>
    </style:style>
    <style:style style:name="T8" style:family="text">
      <style:text-properties officeooo:rsid="000b4331"/>
    </style:style>
    <style:style style:name="T9" style:family="text">
      <style:text-properties officeooo:rsid="000f0718"/>
    </style:style>
    <style:style style:name="T10" style:family="text">
      <style:text-properties officeooo:rsid="000f7659"/>
    </style:style>
    <style:style style:name="T11" style:family="text">
      <style:text-properties officeooo:rsid="00115914"/>
    </style:style>
    <style:style style:name="T12" style:family="text">
      <style:text-properties officeooo:rsid="0018d178"/>
    </style:style>
    <style:style style:name="T13" style:family="text">
      <style:text-properties officeooo:rsid="001a78c1"/>
    </style:style>
    <style:style style:name="T14" style:family="text">
      <style:text-properties officeooo:rsid="001a8b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mitações da página Relatório:</text:p>
      <text:p text:style-name="P5"/>
      <text:p text:style-name="P5">Filtros:</text:p>
      <text:p text:style-name="P6"/>
      <text:p text:style-name="P17">Bloco Checklist:</text:p>
      <text:p text:style-name="P16"/>
      <text:p text:style-name="P1"><text:span text:style-name="T3">Titulos dos checklists (múltiplas escolhas / inserir o primeiro campo como </text:span><text:span text:style-name="T5">todos</text:span><text:span text:style-name="T3">):</text:span></text:p>
      <text:p text:style-name="P14">Obrigatório.</text:p>
      <text:p text:style-name="P13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29"/>
      <text:p text:style-name="P1"/>
      <text:p text:style-name="P3">Títulos das Perguntas (Múltiplas escolhas):</text:p>
      <text:p text:style-name="P8">O campo inicia vazio, e é populado ao ser selecionado um checklist.</text:p>
      <text:p text:style-name="P9">Criar um alerta para o usuário caso ele click no campo <text:span text:style-name="T4">Títulos das Perguntas, </text:span>antes de selecionar um checklist.</text:p>
      <text:p text:style-name="P2"/>
      <text:p text:style-name="P3">Validade:</text:p>
      <text:p text:style-name="P10">Mostra todas as validades dos checklists vinculadas ao usuário;</text:p>
      <text:p text:style-name="P10">Ao selecionar uma data, o campo <text:span text:style-name="T3">Titulo das Checklist </text:span>vai atualizar para a referência selecionada.</text:p>
      <text:p text:style-name="P10"/>
      <text:p text:style-name="P18">Bloco <text:span text:style-name="T7">Unidades</text:span>:</text:p>
      <text:p text:style-name="P22">Múltiplas escolhas.</text:p>
      <text:p text:style-name="P23">Ao preencher bloco, se torna obrigatório selecionar ao menos um(a) checklist.</text:p>
      <text:p text:style-name="P22"/>
      <text:p text:style-name="P22"/>
      <text:p text:style-name="P19">Bloco <text:span text:style-name="T8">Por data</text:span>:</text:p>
      <text:p text:style-name="P4"><text:span text:style-name="T6">Trocar nome do bloco para</text:span> datas das respostas.</text:p>
      <text:p text:style-name="P11">Obrigatório data inicial e data final. </text:p>
      <text:p text:style-name="P11">Ao preencher bloco, se torna obrigatório selecionar ao menos um(a) checklist.</text:p>
      <text:p text:style-name="P11"/>
      <text:p text:style-name="P20">Botões <text:span text:style-name="T9">do Filtro</text:span>:</text:p>
      <text:p text:style-name="P15"><text:s/><text:span text:style-name="T2">Alterar o tamanho do botão. No arquivo record.css para:</text:span></text:p>
      <text:p text:style-name="P11">.buttonMain button {</text:p>
      <text:p text:style-name="P11"><text:s text:c="4"/>height: 35px;</text:p>
      <text:p text:style-name="P11">}</text:p>
      <text:p text:style-name="P11"/>
      <text:p text:style-name="P21">Header:</text:p>
      <text:p text:style-name="P12">Substituir o botão de impressora pelo botão de <text:span text:style-name="T11">Salvar</text:span>;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Funções:</text:p>
      <text:p text:style-name="P7"/>
      <text:p text:style-name="P28">alertSave();</text:p>
      <text:p text:style-name="P27">Abre um modal perguntando se o usuário deseja salva o relatório no computador.</text:p>
      <text:p text:style-name="P7"/>
      <text:p text:style-name="P25"><text:span text:style-name="T11">save</text:span><text:span text:style-name="T10">R</text:span>eports<text:span text:style-name="T11">();</text:span></text:p>
      <text:p text:style-name="P26">Salva os filtros, id do criador e nome de um relatório no banco de dados. Assim que clicar no botão de Salvar.</text:p>
      <text:p text:style-name="P25"/>
      <text:p text:style-name="P24">load<text:span text:style-name="T10">S</text:span>aved<text:span text:style-name="T10">R</text:span>eports<text:span text:style-name="T10">();</text:span></text:p>
      <text:p text:style-name="P31"><text:span text:style-name="T12">Método</text:span> responsável por recriar o relatório salvo no banco de dados.</text:p>
      <text:p text:style-name="P31"/>
      <text:p text:style-name="P32">CalcValueCheckReport(<text:span text:style-name="T14">checklistId</text:span>);</text:p>
      <text:p text:style-name="P34">Utilizar o objeto ObjectCehcklist;</text:p>
      <text:p text:style-name="P32">Método responsável por calcular o valor dos checklist filtrados;</text:p>
      <text:p text:style-name="P34">E retornar a porcentagem;</text:p>
      <text:p text:style-name="P32"/>
      <text:p text:style-name="P32">CalcValueCheckAllReport(<text:span text:style-name="T14">array</text:span>);</text:p>
      <text:p text:style-name="P33"><text:span text:style-name="T13">Vai chamar a função </text:span>CalcValueCheckReport(<text:span text:style-name="T14">array[x]</text:span>); <text:span text:style-name="T13">para retornar o valor de cada checklist e somar todos os valores filtrados </text:span><text:span text:style-name="T14">e dividir pela quantidade de checklist</text:span><text:span text:style-name="T13">;</text:span></text:p>
      <text:p text:style-name="P32"/>
      <text:p text:style-name="P30"/>
      <text:p text:style-name="P30"/>
      <text:p text:style-name="P30"/>
      <text:p text:style-name="P35"><text:span text:style-name="T12">Busca do BackEnd</text:span>:</text:p>
      <text:p text:style-name="P36"/>
      <text:p text:style-name="P36">Calculo básico para porcentagem do checklist = 100 / qtdQuestion * valueAllOption;</text:p>
      <text:p text:style-name="P36"/>
      <text:p text:style-name="P36">Buscar a quantidade de questões do checklist, ignorando as de tipo 3 e 4. Para calculo final do checklist. </text:p>
      <text:p text:style-name="P36">Caso seja checkbox, precisa somar cada option e formar o valor total da Question.</text:p>
      <text:p text:style-name="P36"/>
      <text:p text:style-name="P36"/>
      <text:p text:style-name="P36">Chaves para o GET:</text:p>
      <text:p text:style-name="P36">'date_final' -&gt; validade final do checklist</text:p>
      <text:p text:style-name="P36">'date_init' -&gt; validade inicial do checklist</text:p>
      <text:p text:style-name="P36">'group'</text:p>
      <text:p text:style-name="P36">'shop'</text:p>
      <text:p text:style-name="P36">'checklist'</text:p>
      <text:p text:style-name="P36">'date_fim' -&gt; validade final da resposta;</text:p>
      <text:p text:style-name="P36">'date_ini' -&gt; validade inicial da reponsta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>Modelo de retorno do Json:</text:p>
      <text:p text:style-name="P36"/>
      <text:p text:style-name="P36"><text:s text:c="8"/>{</text:p>
      <text:p text:style-name="P36"><text:s text:c="12"/>"id": "133",</text:p>
      <text:p text:style-name="P36"><text:s text:c="12"/>"id_option_question": "1241",</text:p>
      <text:p text:style-name="P36"><text:s text:c="12"/>"id_user": "5",</text:p>
      <text:p text:style-name="P36"><text:s text:c="12"/>"description": null,</text:p>
      <text:p text:style-name="P36"><text:s text:c="12"/>"photo": null,</text:p>
      <text:p text:style-name="P36"><text:s text:c="12"/>"date": "2022-01-28",</text:p>
      <text:p text:style-name="P36"><text:s text:c="12"/>"type": "1",</text:p>
      <text:p text:style-name="P36"><text:s text:c="12"/>"id_shop": "1",</text:p>
      <text:p text:style-name="P36"><text:s text:c="12"/>"qtd_questions": "6",</text:p>
      <text:p text:style-name="P36"><text:s text:c="12"/>"date_init": null,</text:p>
      <text:p text:style-name="P36"><text:s text:c="12"/>"date_final": null</text:p>
      <text:p text:style-name="P36"><text:s text:c="8"/>}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04T12:00:58.599000000</dc:date>
    <meta:editing-duration>PT47M59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67" meta:word-count="390" meta:character-count="2785" meta:non-whitespace-character-count="2306"/>
  </office:meta>
</office:document-meta>
</file>